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4pt" fo:font-weight="bold" officeooo:rsid="0023e6a9" officeooo:paragraph-rsid="0023e6a9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/>
      <style:text-properties style:font-name="Arial" fo:font-size="14pt" fo:font-weight="bold" officeooo:rsid="00137d1b" officeooo:paragraph-rsid="00137d1b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line-height="115%"/>
      <style:text-properties style:font-name="Arial" fo:font-size="14pt" fo:font-weight="bold" officeooo:rsid="00162f8b" officeooo:paragraph-rsid="00162f8b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line-height="115%"/>
      <style:text-properties style:font-name="Arial" fo:font-size="14pt" fo:font-weight="bold" officeooo:rsid="00162f8b" officeooo:paragraph-rsid="0016e446" style:font-size-asian="14pt" style:font-weight-asian="bold" style:font-name-complex="Arial" style:font-size-complex="14pt" style:font-weight-complex="bold"/>
    </style:style>
    <style:style style:name="P5" style:family="paragraph" style:parent-style-name="Standard">
      <style:paragraph-properties fo:line-height="115%"/>
      <style:text-properties style:font-name="Arial" fo:font-size="14pt" fo:font-weight="bold" officeooo:rsid="0016e446" officeooo:paragraph-rsid="0016e446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line-height="115%"/>
      <style:text-properties style:font-name="Arial" fo:font-size="14pt" fo:font-weight="bold" officeooo:rsid="0018e670" officeooo:paragraph-rsid="0018e670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line-height="115%"/>
      <style:text-properties style:font-name="Arial" fo:font-size="14pt" fo:font-weight="bold" officeooo:paragraph-rsid="0010e5bf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line-height="115%"/>
      <style:text-properties style:font-name="Arial" fo:font-size="12pt" fo:font-weight="normal" officeooo:rsid="0014c83e" officeooo:paragraph-rsid="0014c83e" style:font-size-asian="10.5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line-height="115%"/>
      <style:text-properties style:font-name="Arial" fo:font-size="12pt" fo:font-weight="normal" officeooo:rsid="0014c83e" officeooo:paragraph-rsid="0023e6a9" style:font-size-asian="10.5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line-height="115%"/>
      <style:text-properties officeooo:rsid="0018e670" officeooo:paragraph-rsid="0018e670"/>
    </style:style>
    <style:style style:name="P11" style:family="paragraph" style:parent-style-name="Standard">
      <style:paragraph-properties fo:line-height="115%"/>
      <style:text-properties officeooo:rsid="001948a4" officeooo:paragraph-rsid="0019b230"/>
    </style:style>
    <style:style style:name="P12" style:family="paragraph" style:parent-style-name="Standard">
      <style:paragraph-properties fo:line-height="115%"/>
      <style:text-properties fo:font-weight="normal" officeooo:rsid="001e00c5" officeooo:paragraph-rsid="001e00c5" style:font-weight-asian="normal" style:font-weight-complex="normal"/>
    </style:style>
    <style:style style:name="P13" style:family="paragraph" style:parent-style-name="Standard">
      <style:paragraph-properties fo:line-height="115%"/>
      <style:text-properties officeooo:rsid="001bb5ca" officeooo:paragraph-rsid="001bb5ca"/>
    </style:style>
    <style:style style:name="P14" style:family="paragraph" style:parent-style-name="Standard">
      <style:paragraph-properties fo:line-height="115%"/>
      <style:text-properties officeooo:rsid="001cefb5" officeooo:paragraph-rsid="001cefb5"/>
    </style:style>
    <style:style style:name="P15" style:family="paragraph" style:parent-style-name="Standard">
      <style:paragraph-properties fo:line-height="115%"/>
      <style:text-properties officeooo:rsid="001e00c5" officeooo:paragraph-rsid="001e00c5"/>
    </style:style>
    <style:style style:name="P16" style:family="paragraph" style:parent-style-name="Standard" style:master-page-name="Standard">
      <style:paragraph-properties fo:line-height="115%" style:page-number="auto"/>
      <style:text-properties style:font-name="Arial" fo:font-size="14pt" fo:font-weight="bold" officeooo:paragraph-rsid="0010e5bf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line-height="115%"/>
      <style:text-properties style:font-name="Arial" fo:font-size="12pt" fo:font-weight="normal" officeooo:rsid="0010e5bf" officeooo:paragraph-rsid="0010e5bf" style:font-size-asian="10.5pt" style:font-weight-asian="normal" style:font-name-complex="Arial" style:font-size-complex="12pt" style:font-weight-complex="normal"/>
    </style:style>
    <style:style style:name="P18" style:family="paragraph" style:parent-style-name="Standard" style:list-style-name="L1">
      <style:paragraph-properties fo:line-height="115%"/>
      <style:text-properties style:font-name="Arial" fo:font-size="12pt" fo:font-weight="normal" officeooo:rsid="0010e5bf" officeooo:paragraph-rsid="0010e5bf" style:font-size-asian="10.5pt" style:font-weight-asian="normal" style:font-name-complex="Arial" style:font-size-complex="12pt" style:font-weight-complex="normal"/>
    </style:style>
    <style:style style:name="P19" style:family="paragraph" style:parent-style-name="Standard" style:list-style-name="L2">
      <style:paragraph-properties fo:line-height="115%"/>
      <style:text-properties style:font-name="Arial" fo:font-size="12pt" fo:font-weight="normal" officeooo:rsid="0010e5bf" officeooo:paragraph-rsid="0010e5bf" style:font-size-asian="10.5pt" style:font-weight-asian="normal" style:font-name-complex="Arial" style:font-size-complex="12pt" style:font-weight-complex="normal"/>
    </style:style>
    <style:style style:name="P20" style:family="paragraph" style:parent-style-name="Standard">
      <style:paragraph-properties fo:line-height="115%"/>
      <style:text-properties style:font-name="Arial" fo:font-size="12pt" fo:font-weight="normal" officeooo:rsid="00137d1b" officeooo:paragraph-rsid="00137d1b" style:font-size-asian="10.5pt" style:font-weight-asian="normal" style:font-name-complex="Arial" style:font-size-complex="12pt" style:font-weight-complex="normal"/>
    </style:style>
    <style:style style:name="P21" style:family="paragraph" style:parent-style-name="Standard" style:list-style-name="L2">
      <style:paragraph-properties fo:line-height="115%"/>
      <style:text-properties style:font-name="Arial" fo:font-size="12pt" fo:font-weight="normal" officeooo:rsid="00137d1b" officeooo:paragraph-rsid="00137d1b" style:font-size-asian="10.5pt" style:font-weight-asian="normal" style:font-name-complex="Arial" style:font-size-complex="12pt" style:font-weight-complex="normal"/>
    </style:style>
    <style:style style:name="P22" style:family="paragraph" style:parent-style-name="Standard" style:list-style-name="L3">
      <style:paragraph-properties fo:line-height="115%"/>
      <style:text-properties style:font-name="Arial" fo:font-size="12pt" fo:font-weight="normal" officeooo:rsid="001261d9" officeooo:paragraph-rsid="001261d9" style:font-size-asian="10.5pt" style:font-weight-asian="normal" style:font-name-complex="Arial" style:font-size-complex="12pt" style:font-weight-complex="normal"/>
    </style:style>
    <style:style style:name="P23" style:family="paragraph" style:parent-style-name="Standard" style:list-style-name="L2">
      <style:paragraph-properties fo:line-height="115%"/>
      <style:text-properties style:font-name="Arial" fo:font-size="12pt" fo:font-weight="normal" officeooo:rsid="001261d9" officeooo:paragraph-rsid="001261d9" style:font-size-asian="10.5pt" style:font-weight-asian="normal" style:font-name-complex="Arial" style:font-size-complex="12pt" style:font-weight-complex="normal"/>
    </style:style>
    <style:style style:name="P24" style:family="paragraph" style:parent-style-name="Standard">
      <style:paragraph-properties fo:line-height="115%"/>
      <style:text-properties style:font-name="Arial" fo:font-size="12pt" fo:font-weight="normal" officeooo:rsid="0014c83e" officeooo:paragraph-rsid="00137d1b" style:font-size-asian="10.5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fo:line-height="115%"/>
      <style:text-properties style:font-name="Arial" fo:font-size="12pt" fo:font-weight="normal" officeooo:rsid="0014c83e" officeooo:paragraph-rsid="0014c83e" style:font-size-asian="10.5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fo:line-height="115%"/>
      <style:text-properties style:font-name="Arial" fo:font-size="12pt" fo:font-weight="normal" officeooo:rsid="0014c83e" officeooo:paragraph-rsid="0023e6a9" style:font-size-asian="10.5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line-height="115%"/>
      <style:text-properties style:font-name="Arial" fo:font-size="12pt" fo:font-weight="normal" officeooo:rsid="0015741b" officeooo:paragraph-rsid="0023e6a9" style:font-size-asian="10.5pt" style:font-weight-asian="normal" style:font-name-complex="Arial" style:font-size-complex="12pt" style:font-weight-complex="normal"/>
    </style:style>
    <style:style style:name="P28" style:family="paragraph" style:parent-style-name="Standard" style:list-style-name="L4">
      <style:paragraph-properties fo:line-height="115%"/>
      <style:text-properties style:font-name="Arial" fo:font-size="12pt" fo:font-weight="normal" officeooo:rsid="0016e446" officeooo:paragraph-rsid="0016e446" style:font-size-asian="10.5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line-height="115%"/>
      <style:text-properties style:font-name="Arial" fo:font-size="12pt" fo:font-weight="normal" officeooo:rsid="0016e446" officeooo:paragraph-rsid="0016e446" style:font-size-asian="10.5pt" style:font-weight-asian="normal" style:font-name-complex="Arial" style:font-size-complex="12pt" style:font-weight-complex="normal"/>
    </style:style>
    <style:style style:name="P30" style:family="paragraph" style:parent-style-name="Standard" style:list-style-name="L6">
      <style:paragraph-properties fo:line-height="115%"/>
      <style:text-properties style:font-name="Arial" fo:font-size="12pt" fo:font-weight="normal" officeooo:rsid="0016e446" officeooo:paragraph-rsid="0016e446" style:font-size-asian="10.5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line-height="115%"/>
      <style:text-properties style:font-name="Arial" fo:font-size="12pt" fo:font-weight="normal" officeooo:rsid="00162f8b" officeooo:paragraph-rsid="0016e446" style:font-size-asian="10.5pt" style:font-weight-asian="normal" style:font-name-complex="Arial" style:font-size-complex="12pt" style:font-weight-complex="normal"/>
    </style:style>
    <style:style style:name="P32" style:family="paragraph" style:parent-style-name="Standard" style:list-style-name="L5">
      <style:paragraph-properties fo:line-height="115%"/>
      <style:text-properties style:font-name="Arial" fo:font-size="12pt" fo:font-weight="normal" officeooo:rsid="00162f8b" officeooo:paragraph-rsid="00162f8b" style:font-size-asian="10.5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line-height="115%"/>
      <style:text-properties style:font-name="Arial" fo:font-size="12pt" fo:font-weight="normal" officeooo:rsid="00162f8b" officeooo:paragraph-rsid="00162f8b" style:font-size-asian="10.5pt" style:font-weight-asian="normal" style:font-name-complex="Arial" style:font-size-complex="12pt" style:font-weight-complex="normal"/>
    </style:style>
    <style:style style:name="P34" style:family="paragraph" style:parent-style-name="Standard">
      <style:paragraph-properties fo:line-height="115%"/>
      <style:text-properties style:font-name="Arial" fo:font-size="12pt" fo:font-weight="normal" officeooo:rsid="00185d5c" officeooo:paragraph-rsid="0016e446" style:font-size-asian="10.5pt" style:font-weight-asian="normal" style:font-name-complex="Arial" style:font-size-complex="12pt" style:font-weight-complex="normal"/>
    </style:style>
    <style:style style:name="P35" style:family="paragraph" style:parent-style-name="Standard">
      <style:paragraph-properties fo:line-height="115%"/>
      <style:text-properties style:font-name="Arial" fo:font-size="12pt" fo:font-weight="normal" officeooo:rsid="0018e670" officeooo:paragraph-rsid="0016e446" style:font-size-asian="10.5pt" style:font-weight-asian="normal" style:font-name-complex="Arial" style:font-size-complex="12pt" style:font-weight-complex="normal"/>
    </style:style>
    <style:style style:name="P36" style:family="paragraph" style:parent-style-name="Standard">
      <style:paragraph-properties fo:line-height="115%"/>
      <style:text-properties style:font-name="Arial" fo:font-size="12pt" fo:font-weight="normal" officeooo:rsid="0018e670" officeooo:paragraph-rsid="0018e670" style:font-size-asian="10.5pt" style:font-weight-asian="normal" style:font-name-complex="Arial" style:font-size-complex="12pt" style:font-weight-complex="normal"/>
    </style:style>
    <style:style style:name="P37" style:family="paragraph" style:parent-style-name="Standard" style:list-style-name="L8">
      <style:paragraph-properties fo:line-height="115%"/>
      <style:text-properties style:font-name="Arial" fo:font-size="12pt" fo:font-weight="normal" officeooo:rsid="0018e670" officeooo:paragraph-rsid="0019b230" style:font-size-asian="10.5pt" style:font-weight-asian="normal" style:font-name-complex="Arial" style:font-size-complex="12pt" style:font-weight-complex="normal"/>
    </style:style>
    <style:style style:name="P38" style:family="paragraph" style:parent-style-name="Standard" style:list-style-name="L7">
      <style:paragraph-properties fo:line-height="115%"/>
      <style:text-properties style:font-name="Arial" fo:font-size="12pt" fo:font-weight="normal" officeooo:rsid="0018e670" officeooo:paragraph-rsid="0018e670" style:font-size-asian="10.5pt" style:font-weight-asian="normal" style:font-name-complex="Arial" style:font-size-complex="12pt" style:font-weight-complex="normal"/>
    </style:style>
    <style:style style:name="P39" style:family="paragraph" style:parent-style-name="Standard" style:list-style-name="L8">
      <style:paragraph-properties fo:line-height="115%"/>
      <style:text-properties style:font-name="Arial" fo:font-size="12pt" fo:font-weight="normal" officeooo:rsid="001948a4" officeooo:paragraph-rsid="0019b230" style:font-size-asian="10.5pt" style:font-weight-asian="normal" style:font-name-complex="Arial" style:font-size-complex="12pt" style:font-weight-complex="normal"/>
    </style:style>
    <style:style style:name="P40" style:family="paragraph" style:parent-style-name="Standard" style:list-style-name="L9">
      <style:paragraph-properties fo:line-height="115%"/>
      <style:text-properties style:font-name="Arial" fo:font-size="12pt" fo:font-weight="normal" officeooo:rsid="001948a4" officeooo:paragraph-rsid="001948a4" style:font-size-asian="10.5pt" style:font-weight-asian="normal" style:font-name-complex="Arial" style:font-size-complex="12pt" style:font-weight-complex="normal"/>
    </style:style>
    <style:style style:name="P41" style:family="paragraph" style:parent-style-name="Standard">
      <style:paragraph-properties fo:line-height="115%"/>
      <style:text-properties style:font-name="Arial" fo:font-size="12pt" fo:font-weight="normal" officeooo:rsid="001948a4" officeooo:paragraph-rsid="001948a4" style:font-size-asian="10.5pt" style:font-weight-asian="normal" style:font-name-complex="Arial" style:font-size-complex="12pt" style:font-weight-complex="normal"/>
    </style:style>
    <style:style style:name="P42" style:family="paragraph" style:parent-style-name="Standard">
      <style:paragraph-properties fo:line-height="115%"/>
      <style:text-properties style:font-name="Arial" fo:font-size="12pt" fo:font-weight="normal" officeooo:rsid="001948a4" officeooo:paragraph-rsid="001af65f" style:font-size-asian="10.5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fo:line-height="115%"/>
      <style:text-properties style:font-name="Arial" fo:font-size="12pt" fo:font-weight="normal" officeooo:rsid="001af65f" officeooo:paragraph-rsid="001af65f" style:font-size-asian="10.5pt" style:font-weight-asian="normal" style:font-name-complex="Arial" style:font-size-complex="12pt" style:font-weight-complex="normal"/>
    </style:style>
    <style:style style:name="P44" style:family="paragraph" style:parent-style-name="Standard" style:list-style-name="L10">
      <style:paragraph-properties fo:line-height="115%"/>
      <style:text-properties style:font-name="Arial" fo:font-size="12pt" fo:font-weight="normal" officeooo:rsid="001af65f" officeooo:paragraph-rsid="001af65f" style:font-size-asian="10.5pt" style:font-weight-asian="normal" style:font-name-complex="Arial" style:font-size-complex="12pt" style:font-weight-complex="normal"/>
    </style:style>
    <style:style style:name="P45" style:family="paragraph" style:parent-style-name="Standard">
      <style:paragraph-properties fo:line-height="115%"/>
      <style:text-properties style:font-name="Arial" fo:font-size="12pt" fo:font-weight="normal" officeooo:rsid="001bb5ca" officeooo:paragraph-rsid="001bb5ca" style:font-size-asian="10.5pt" style:font-weight-asian="normal" style:font-name-complex="Arial" style:font-size-complex="12pt" style:font-weight-complex="normal"/>
    </style:style>
    <style:style style:name="P46" style:family="paragraph" style:parent-style-name="Standard">
      <style:paragraph-properties fo:line-height="115%"/>
      <style:text-properties style:font-name="Arial" fo:font-size="12pt" fo:font-weight="normal" officeooo:rsid="001bb5ca" officeooo:paragraph-rsid="0023e6a9" style:font-size-asian="10.5pt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line-height="115%"/>
      <style:text-properties style:font-name="Arial" fo:font-size="12pt" fo:font-weight="normal" officeooo:rsid="001cefb5" officeooo:paragraph-rsid="0023e6a9" style:font-size-asian="10.5pt" style:font-weight-asian="normal" style:font-name-complex="Arial" style:font-size-complex="12pt" style:font-weight-complex="normal"/>
    </style:style>
    <style:style style:name="P48" style:family="paragraph" style:parent-style-name="Standard" style:list-style-name="L11">
      <style:paragraph-properties fo:line-height="115%"/>
      <style:text-properties style:font-name="Arial" fo:font-size="12pt" fo:font-weight="normal" officeooo:rsid="001cefb5" officeooo:paragraph-rsid="001cefb5" style:font-size-asian="10.5pt" style:font-weight-asian="normal" style:font-name-complex="Arial" style:font-size-complex="12pt" style:font-weight-complex="normal"/>
    </style:style>
    <style:style style:name="P49" style:family="paragraph" style:parent-style-name="Standard">
      <style:paragraph-properties fo:line-height="115%"/>
      <style:text-properties style:font-name="Arial" fo:font-size="12pt" fo:font-weight="normal" officeooo:rsid="001cefb5" officeooo:paragraph-rsid="001cefb5" style:font-size-asian="10.5pt" style:font-weight-asian="normal" style:font-name-complex="Arial" style:font-size-complex="12pt" style:font-weight-complex="normal"/>
    </style:style>
    <style:style style:name="P50" style:family="paragraph" style:parent-style-name="Standard">
      <style:paragraph-properties fo:line-height="115%"/>
      <style:text-properties style:font-name="Arial" fo:font-size="12pt" fo:font-weight="normal" officeooo:rsid="001e00c5" officeooo:paragraph-rsid="001e00c5" style:font-size-asian="10.5pt" style:font-weight-asian="normal" style:font-name-complex="Arial" style:font-size-complex="12pt" style:font-weight-complex="normal"/>
    </style:style>
    <style:style style:name="P51" style:family="paragraph" style:parent-style-name="Standard">
      <style:paragraph-properties fo:line-height="115%"/>
      <style:text-properties style:font-name="Arial" fo:font-size="12pt" fo:font-weight="normal" officeooo:rsid="00289325" officeooo:paragraph-rsid="001e00c5" style:font-size-asian="10.5pt" style:font-weight-asian="normal" style:font-name-complex="Arial" style:font-size-complex="12pt" style:font-weight-complex="normal"/>
    </style:style>
    <style:style style:name="P52" style:family="paragraph" style:parent-style-name="Standard">
      <style:paragraph-properties fo:line-height="115%"/>
      <style:text-properties style:font-name="Arial" fo:font-size="12pt" fo:font-weight="normal" officeooo:rsid="0029cb92" officeooo:paragraph-rsid="0029cb92" style:font-size-asian="10.5pt" style:font-weight-asian="normal" style:font-name-complex="Arial" style:font-size-complex="12pt" style:font-weight-complex="normal"/>
    </style:style>
    <style:style style:name="P53" style:family="paragraph" style:parent-style-name="Standard">
      <style:paragraph-properties fo:line-height="115%"/>
      <style:text-properties style:font-name="Arial" fo:font-size="14pt" fo:font-weight="bold" officeooo:rsid="001af65f" officeooo:paragraph-rsid="001af65f" style:font-size-asian="14pt" style:font-weight-asian="bold" style:font-name-complex="Arial" style:font-size-complex="14pt" style:font-weight-complex="bold"/>
    </style:style>
    <style:style style:name="P54" style:family="paragraph" style:parent-style-name="Standard">
      <style:paragraph-properties fo:line-height="115%"/>
      <style:text-properties style:font-name="Arial" fo:font-size="14pt" fo:font-weight="bold" officeooo:rsid="001bb5ca" officeooo:paragraph-rsid="001bb5ca" style:font-size-asian="14pt" style:font-weight-asian="bold" style:font-name-complex="Arial" style:font-size-complex="14pt" style:font-weight-complex="bold"/>
    </style:style>
    <style:style style:name="P55" style:family="paragraph" style:parent-style-name="Standard">
      <style:paragraph-properties fo:line-height="115%"/>
      <style:text-properties style:font-name="Arial" fo:font-size="14pt" fo:font-weight="bold" officeooo:rsid="001e00c5" officeooo:paragraph-rsid="001e00c5" style:font-size-asian="14pt" style:font-weight-asian="bold" style:font-name-complex="Arial" style:font-size-complex="14pt" style:font-weight-complex="bold"/>
    </style:style>
    <style:style style:name="P56" style:family="paragraph" style:parent-style-name="Standard" style:list-style-name="L3">
      <style:paragraph-properties fo:line-height="115%"/>
      <style:text-properties officeooo:paragraph-rsid="001261d9"/>
    </style:style>
    <style:style style:name="P57" style:family="paragraph" style:parent-style-name="Standard" style:list-style-name="L7">
      <style:paragraph-properties fo:line-height="115%"/>
      <style:text-properties officeooo:paragraph-rsid="0018e670"/>
    </style:style>
    <style:style style:name="P58" style:family="paragraph" style:parent-style-name="Standard" style:list-style-name="L3">
      <style:paragraph-properties fo:line-height="115%"/>
      <style:text-properties officeooo:rsid="001261d9" officeooo:paragraph-rsid="001261d9"/>
    </style:style>
    <style:style style:name="P59" style:family="paragraph" style:parent-style-name="Standard" style:list-style-name="L12">
      <style:paragraph-properties fo:line-height="115%"/>
      <style:text-properties fo:font-weight="normal" officeooo:rsid="0029cb92" officeooo:paragraph-rsid="0029cb92" style:font-weight-asian="normal" style:font-weight-complex="normal"/>
    </style:style>
    <style:style style:name="T1" style:family="text">
      <style:text-properties officeooo:rsid="0010e5bf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4c83e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0e5b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4c83e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5741b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62f8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6e44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85d5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8e67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948a4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14def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315c8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839f4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8932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a2ae7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fo:font-weight="normal" style:font-size-asian="10.5pt" style:font-weight-asian="normal" style:font-name-complex="Arial" style:font-size-complex="12pt" style:font-weight-complex="normal"/>
    </style:style>
    <style:style style:name="T19" style:family="text">
      <style:text-properties style:font-name="Arial" fo:font-size="12pt" fo:font-weight="normal" officeooo:rsid="0010e5bf" style:font-size-asian="10.5pt" style:font-weight-asian="normal" style:font-name-complex="Arial" style:font-size-complex="12pt" style:font-weight-complex="normal"/>
    </style:style>
    <style:style style:name="T20" style:family="text">
      <style:text-properties style:font-name="Arial" fo:font-size="12pt" fo:font-weight="normal" officeooo:rsid="001261d9" style:font-size-asian="10.5pt" style:font-weight-asian="normal" style:font-name-complex="Arial" style:font-size-complex="12pt" style:font-weight-complex="normal"/>
    </style:style>
    <style:style style:name="T21" style:family="text">
      <style:text-properties style:font-name="Arial" fo:font-size="12pt" fo:font-weight="normal" officeooo:rsid="0018e670" style:font-size-asian="10.5pt" style:font-weight-asian="normal" style:font-name-complex="Arial" style:font-size-complex="12pt" style:font-weight-complex="normal"/>
    </style:style>
    <style:style style:name="T22" style:family="text">
      <style:text-properties style:font-name="Arial" fo:font-size="12pt" fo:font-weight="normal" officeooo:rsid="001948a4" style:font-size-asian="10.5pt" style:font-weight-asian="normal" style:font-name-complex="Arial" style:font-size-complex="12pt" style:font-weight-complex="normal"/>
    </style:style>
    <style:style style:name="T23" style:family="text">
      <style:text-properties style:font-name="Arial" fo:font-size="12pt" fo:font-weight="normal" officeooo:rsid="001e00c5" style:font-size-asian="10.5pt" style:font-weight-asian="normal" style:font-name-complex="Arial" style:font-size-complex="12pt" style:font-weight-complex="normal"/>
    </style:style>
    <style:style style:name="T24" style:family="text">
      <style:text-properties style:font-name="Arial" fo:font-size="12pt" fo:font-weight="normal" officeooo:rsid="002315c8" style:font-size-asian="10.5pt" style:font-weight-asian="normal" style:font-name-complex="Arial" style:font-size-complex="12pt" style:font-weight-complex="normal"/>
    </style:style>
    <style:style style:name="T25" style:family="text">
      <style:text-properties style:font-name="Arial" fo:font-size="12pt" fo:font-weight="normal" officeooo:rsid="0029cb92" style:font-size-asian="10.5pt" style:font-weight-asian="normal" style:font-name-complex="Arial" style:font-size-complex="12pt" style:font-weight-complex="normal"/>
    </style:style>
    <style:style style:name="T26" style:family="text">
      <style:text-properties style:font-name="Arial" fo:font-size="12pt" fo:font-weight="bold" style:font-size-asian="10.5pt" style:font-weight-asian="bold" style:font-name-complex="Arial" style:font-size-complex="12pt" style:font-weight-complex="bold"/>
    </style:style>
    <style:style style:name="T27" style:family="text">
      <style:text-properties style:font-name="Arial" fo:font-size="12pt" style:font-size-asian="10.5pt" style:font-name-complex="Arial" style:font-size-complex="12pt"/>
    </style:style>
    <style:style style:name="T28" style:family="text">
      <style:text-properties style:font-name="Arial" fo:font-size="12pt" officeooo:rsid="001fc56b" style:font-size-asian="10.5pt" style:font-name-complex="Arial" style:font-size-complex="12pt"/>
    </style:style>
    <style:style style:name="T29" style:family="text">
      <style:text-properties style:font-name="Arial" fo:font-size="12pt" officeooo:rsid="0027a281" style:font-size-asian="10.5pt" style:font-name-complex="Arial" style:font-size-complex="12pt"/>
    </style:style>
    <style:style style:name="T30" style:family="text">
      <style:text-properties style:font-name="Arial" fo:font-size="12pt" officeooo:rsid="002839f4" style:font-size-asian="10.5pt" style:font-name-complex="Arial" style:font-size-complex="12pt"/>
    </style:style>
    <style:style style:name="T31" style:family="text">
      <style:text-properties style:font-name="Arial" fo:font-size="12pt" officeooo:rsid="00289325" style:font-size-asian="10.5pt" style:font-name-complex="Arial" style:font-size-complex="12pt"/>
    </style:style>
    <style:style style:name="T32" style:family="text">
      <style:text-properties style:font-name="Arial" fo:font-size="12pt" officeooo:rsid="002cf2dd" style:font-size-asian="10.5pt" style:font-name-complex="Arial" style:font-size-complex="12pt"/>
    </style:style>
    <style:style style:name="T33" style:family="text">
      <style:text-properties officeooo:rsid="0015741b"/>
    </style:style>
    <style:style style:name="T34" style:family="text">
      <style:text-properties officeooo:rsid="00162f8b"/>
    </style:style>
    <style:style style:name="T35" style:family="text">
      <style:text-properties officeooo:rsid="0016e446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troduction:</text:p>
      <text:p text:style-name="P7"/>
      <text:p text:style-name="P7"><text:span text:style-name="T5"><text:tab/>Payment </text:span><text:span text:style-name="T6">page comes into screen at the end i.e, a</text:span><text:span text:style-name="T5">fter picking up a flight, providing passenger information and selecting any ancillaries. Payment page contains </text:span><text:span text:style-name="T6">all possible</text:span><text:span text:style-name="T5"> form of payment options where user </text:span><text:span text:style-name="T7">can </text:span><text:span text:style-name="T5">select one and </text:span><text:span text:style-name="T13">proceed for the payment.</text:span></text:p>
      <text:p text:style-name="P17"/>
      <text:p text:style-name="P2"><text:span text:style-name="T1">F</text:span>unctional Location<text:span text:style-name="T35">s</text:span>: </text:p>
      <text:p text:style-name="P20"/>
      <text:p text:style-name="P17">There are two screens where user can submit the payment.</text:p>
      <text:list xml:id="list3611976086407024270" text:style-name="L1">
        <text:list-item>
          <text:p text:style-name="P18">Packit - flight search – Payment</text:p>
        </text:list-item>
        <text:list-item>
          <text:p text:style-name="P18">Order manager – payment</text:p>
        </text:list-item>
      </text:list>
      <text:p text:style-name="P17"/>
      <text:p text:style-name="P17"><text:tab/>Payment is the dynamic page which is rendered by the configuration object provided by Redbox. The configuration object contains</text:p>
      <text:list xml:id="list7423902743402140910" text:style-name="L2">
        <text:list-item>
          <text:p text:style-name="P19">Form of payment options</text:p>
        </text:list-item>
      </text:list>
      <text:list xml:id="list8734527278222625728" text:style-name="L3">
        <text:list-item>
          <text:p text:style-name="P22">SEPA </text:p>
        </text:list-item>
        <text:list-item>
          <text:p text:style-name="P56"><text:span text:style-name="T20">Credit card</text:span><text:span text:style-name="T19"><text:tab/><text:tab/></text:span></text:p>
        </text:list-item>
        <text:list-item>
          <text:p text:style-name="P58"><text:span text:style-name="T19">B</text:span><text:span text:style-name="T18">ank transfer</text:span></text:p>
        </text:list-item>
        <text:list-item>
          <text:p text:style-name="P22">SOFORT</text:p>
        </text:list-item>
      </text:list>
      <text:list xml:id="list150816461065366" text:continue-list="list7423902743402140910" text:style-name="L2">
        <text:list-item>
          <text:p text:style-name="P23">All supported credit cards</text:p>
        </text:list-item>
        <text:list-item>
          <text:p text:style-name="P21">Iframe links for each credit card</text:p>
        </text:list-item>
      </text:list>
      <text:p text:style-name="P20"/>
      <text:p text:style-name="P2">Flight and price details:</text:p>
      <text:p text:style-name="P2"/>
      <text:p text:style-name="P2"><text:tab/><text:span text:style-name="T6">In the results page, upon picking up a flight a shopping cart id is created. All the items in the booking flow are placed under this shopping cart id. The information about these items are fetched from </text:span><text:span text:style-name="T3">#GETDetails</text:span><text:span text:style-name="T6"> service. </text:span><text:span text:style-name="T8">Items under shopping cart are arranged in the following way:</text:span></text:p>
      <text:p text:style-name="P24"/>
      <text:p text:style-name="P8">Standalone shopping cart items<text:tab/><text:tab/>-<text:tab/>Flight item we selected</text:p>
      <text:p text:style-name="P8">Non bookable shopping cart items<text:tab/>-<text:tab/>Passenger information, <text:span text:style-name="T34">Manual markup and <text:tab/><text:tab/><text:tab/><text:tab/><text:tab/><text:tab/><text:tab/><text:tab/>Payment item</text:span></text:p>
      <text:p text:style-name="P8">Complementary shopping cart items<text:tab/>-<text:tab/>Seats, extras &amp; ZZF</text:p>
      <text:p text:style-name="P8"/>
      <text:p text:style-name="P8"><text:tab/><text:span text:style-name="T33">Flight details section contains the iternaries/leg information what we have picked in the results page. Front-end uses the response of #GETDetais web-service from redbox and plot the leg information.<text:tab/></text:span></text:p>
      <text:p text:style-name="P8"/>
      <text:p text:style-name="P9"><text:tab/></text:p>
      <text:p text:style-name="P9"/>
      <text:p text:style-name="P27"><text:soft-page-break/><text:tab/>Redbox provide the price information for all selected chargeable items within the #GETDetalils service. Front-end displays all the prices for each passengers in tabular form.</text:p>
      <text:p text:style-name="P8"/>
      <text:p text:style-name="P3">Form of payment:</text:p>
      <text:p text:style-name="P3"/>
      <text:p text:style-name="P4"><text:tab/><text:span text:style-name="T4">Form of payment section contains all possible payment options returned from </text:span><text:span text:style-name="T2">#GETPaymentDetails</text:span><text:span text:style-name="T4"> service. The default option selected is the first option returned from that service. </text:span><text:span text:style-name="T9">Possible payment options are:</text:span></text:p>
      <text:list xml:id="list9033100296536694405" text:style-name="L4">
        <text:list-item>
          <text:p text:style-name="P28">Bank transfer</text:p>
        </text:list-item>
        <text:list-item>
          <text:p text:style-name="P28">Credit card</text:p>
        </text:list-item>
        <text:list-item>
          <text:p text:style-name="P28">Sepa direct debit</text:p>
        </text:list-item>
        <text:list-item>
          <text:p text:style-name="P28">Sofort payment</text:p>
        </text:list-item>
      </text:list>
      <text:p text:style-name="P29"/>
      <text:p text:style-name="P31">Whenever the selection changed the price details will change. Therefore front-end raises the following three requests to the redbox. </text:p>
      <text:list xml:id="list1143594807480850489" text:style-name="L5">
        <text:list-item>
          <text:p text:style-name="P32">Delete the previously added payment</text:p>
        </text:list-item>
        <text:list-item>
          <text:p text:style-name="P32">POST the current payment option selected.</text:p>
        </text:list-item>
        <text:list-item>
          <text:p text:style-name="P32">Fetch the updated price details</text:p>
        </text:list-item>
      </text:list>
      <text:p text:style-name="P33"/>
      <text:p text:style-name="P5">Credit card payment method:</text:p>
      <text:p text:style-name="P29"/>
      <text:p text:style-name="P29"><text:tab/>The possible credit cards available are: </text:p>
      <text:list xml:id="list249706901357031413" text:style-name="L6">
        <text:list-item>
          <text:p text:style-name="P30">VISA</text:p>
        </text:list-item>
        <text:list-item>
          <text:p text:style-name="P30">Master card</text:p>
        </text:list-item>
        <text:list-item>
          <text:p text:style-name="P30">American Express</text:p>
        </text:list-item>
        <text:list-item>
          <text:p text:style-name="P30">Diners club</text:p>
        </text:list-item>
        <text:list-item>
          <text:p text:style-name="P30">Airplus</text:p>
        </text:list-item>
      </text:list>
      <text:p text:style-name="P29"/>
      <text:p text:style-name="P5"><text:span text:style-name="T4"><text:tab/></text:span><text:span text:style-name="T10">An iframe is loaded below the form of payment options </text:span><text:span text:style-name="T11">when credit card is selected</text:span><text:span text:style-name="T10">. The iframe contains a form which contains card number, validity, cv</text:span><text:span text:style-name="T14">c</text:span><text:span text:style-name="T10"> and card holder name fields. Each type of credit card have a different iframe url which is provided within #GETPaymentDetails service. </text:span></text:p>
      <text:p text:style-name="P34"/>
      <text:p text:style-name="P5"><text:span text:style-name="T10"><text:tab/>Front-end have no logic to validate the card details entered in the Iframe. Redbox will validate the details once we click on </text:span><text:span text:style-name="T11">pay&amp;order or reservation button. </text:span><text:span text:style-name="T15">The payment iframe is under PCI scope, all the validations and css desgings in the payment iframe are managed by PCI developers. We have provided style sheets </text:span><text:span text:style-name="T17">for that cc fields </text:span><text:span text:style-name="T15">to PCI developers </text:span><text:span text:style-name="T16">for all languages en, de, fr &amp; es.</text:span></text:p>
      <text:p text:style-name="P35"/>
      <text:p text:style-name="P35"><text:soft-page-break/></text:p>
      <text:p text:style-name="P6">Type of charge: </text:p>
      <text:p text:style-name="P36"/>
      <text:p text:style-name="P6"><text:span text:style-name="T4"><text:tab/>There are two methods available to submit payment when credit card is selected. </text:span><text:span text:style-name="T12">The default method is the cheaper one among two. The methods are:</text:span></text:p>
      <text:list xml:id="list1498251640156711155" text:style-name="L7">
        <text:list-item>
          <text:p text:style-name="P57"><text:span text:style-name="T21">Method1<text:tab/>-<text:tab/></text:span><text:span text:style-name="T22">called as </text:span><text:span text:style-name="T21">NET_CC</text:span></text:p>
        </text:list-item>
        <text:list-item>
          <text:p text:style-name="P57"><text:span text:style-name="T21">Method2<text:tab/>-<text:tab/></text:span><text:span text:style-name="T22">called ad </text:span><text:span text:style-name="T21">BSP_CC</text:span></text:p>
        </text:list-item>
      </text:list>
      <text:p text:style-name="P36"/>
      <text:p text:style-name="P11"><text:span text:style-name="T18">Credit card selection will have an extra charge – </text:span><text:span text:style-name="T26">disagio and ObFee</text:span></text:p>
      <text:list xml:id="list1378188174226753355" text:style-name="L8">
        <text:list-item>
          <text:p text:style-name="P39">Disagio<text:tab/>-<text:tab/>Transaction fee, which is collected by AER agent.</text:p>
        </text:list-item>
        <text:list-item>
          <text:p text:style-name="P37">ObFee<text:tab/>-<text:tab/>Transaction fee, collected by Airline.</text:p>
        </text:list-item>
      </text:list>
      <text:p text:style-name="P36"/>
      <text:p text:style-name="P10"><text:span text:style-name="T18">If user select NET_CC, the total amount is collected by AER agent. In case of BSP_CC, the total amount is divided into two sums </text:span><text:span text:style-name="T22">again</text:span><text:span text:style-name="T18">:</text:span></text:p>
      <text:list xml:id="list5070270708831639771" text:style-name="L9">
        <text:list-item>
          <text:p text:style-name="P40">AER CC<text:tab/>-<text:tab/>Amount collected by AER agent</text:p>
        </text:list-item>
        <text:list-item>
          <text:p text:style-name="P40">Airline CC<text:tab/>-<text:tab/>Amount collected by Airline</text:p>
        </text:list-item>
      </text:list>
      <text:p text:style-name="P41"/>
      <text:p text:style-name="P41"/>
      <text:p text:style-name="P53">Agent Markup 3:</text:p>
      <text:p text:style-name="P53"/>
      <text:p text:style-name="P43"><text:tab/>Agent markup is the amount which is the actual profit gained by the agent. Agent can add markup in three places.</text:p>
      <text:list xml:id="list6018849320105529080" text:style-name="L10">
        <text:list-item>
          <text:p text:style-name="P44">Agent markup1<text:tab/>-<text:tab/>Settings page</text:p>
        </text:list-item>
        <text:list-item>
          <text:p text:style-name="P44">Agent markup2<text:tab/>-<text:tab/>Results page</text:p>
        </text:list-item>
        <text:list-item>
          <text:p text:style-name="P44">Agent markup3<text:tab/>-<text:tab/>Payment page.</text:p>
        </text:list-item>
      </text:list>
      <text:p text:style-name="P43"/>
      <text:p text:style-name="P43">Agent markup3 have min and max values provided by redbox api, front-end validates the input entered and doesn't allow if the input is beyond the threshold values. The markup we added here is shared among all passengers.</text:p>
      <text:p text:style-name="P43"/>
      <text:p text:style-name="P43">Note: Suppose <text:s/>we have 3 passengers and we enter markup3 as 10. Each passenger gets 3.33 &amp; the total AM3 is auto adjusted to 9.99.</text:p>
      <text:p text:style-name="P43"/>
      <text:p text:style-name="P54">Sofort Payment:</text:p>
      <text:p text:style-name="P45"/>
      <text:p text:style-name="P13"><text:span text:style-name="T18"><text:tab/>Sofort payment is a third party payment gateway. When user clicks on ticketOrder, we invoke redbox to order ticket and within that response JSON, we get a url appended with a </text:span><text:span text:style-name="T24">token.</text:span><text:span text:style-name="T18"> Front-end navigates to that URL and it with the help of token appended in that url, the transaction is being traced by Redbox. </text:span></text:p>
      <text:p text:style-name="P45"><text:soft-page-break/></text:p>
      <text:p text:style-name="P45"/>
      <text:p text:style-name="P46"><text:tab/></text:p>
      <text:p text:style-name="P47"><text:tab/>Upon completion of transaction, the callBack URLs to front-end are:</text:p>
      <text:list xml:id="list6709871082824813063" text:style-name="L11">
        <text:list-item>
          <text:p text:style-name="P48">Success<text:tab/>-<text:tab/>{packit-domain}/#/orderManager/success</text:p>
        </text:list-item>
        <text:list-item>
          <text:p text:style-name="P48">Failure<text:tab/>-<text:tab/>{packit-domain}/#/orderManager/fail</text:p>
        </text:list-item>
      </text:list>
      <text:p text:style-name="P49"/>
      <text:p text:style-name="P14"><text:span text:style-name="T18">Based on the last parameter I.e, success/fail, front-end decides the transaction was success or not and either ticketOrder the booking or cancel the paym</text:span><text:span text:style-name="T23">e</text:span><text:span text:style-name="T18">nt.</text:span></text:p>
      <text:p text:style-name="P15"><text:span text:style-name="T18">If the transaction is success front-end hit the ticketOrder url and if fails we front-end deletes the saved payment. The </text:span><text:span text:style-name="T25">payment</text:span><text:span text:style-name="T18"> option adjusted to default form of payment which depends on agent settings in </text:span><text:span text:style-name="T25">admin </text:span><text:span text:style-name="T18">tool </text:span><text:span text:style-name="T25">maintained by AER (Cyrus)</text:span><text:span text:style-name="T18">.</text:span></text:p>
      <text:p text:style-name="P43"/>
      <text:p text:style-name="P42"/>
      <text:p text:style-name="P55">Payment in OM flow:</text:p>
      <text:p text:style-name="P50"/>
      <text:p text:style-name="P12"><text:span text:style-name="T27"><text:tab/>If the user selected 'Reservation' option in booking flow / ticketOrder failed based on any other reasons, there is also an option to order the ticket in OM flow. </text:span><text:span text:style-name="T29">T</text:span><text:span text:style-name="T28">he card details what have been entered in booking flow were saved by </text:span><text:span text:style-name="T30">API </text:span><text:span text:style-name="T31">under PCI scope</text:span><text:span text:style-name="T30">. Redbox doesn't save the actual card details, </text:span><text:span text:style-name="T31">they have access only to masked card details </text:span><text:span text:style-name="T32">and send us them</text:span><text:span text:style-name="T31">.</text:span></text:p>
      <text:p text:style-name="P51"/>
      <text:p text:style-name="P52">Payment FS tickets:</text:p>
      <text:list xml:id="list6160974261659703968" text:style-name="L12">
        <text:list-item>
          <text:p text:style-name="P59"><text:a xlink:type="simple" xlink:href="https://jira.aerticket-it.de/browse/PAC-608" text:style-name="Internet_20_link" text:visited-style-name="Visited_20_Internet_20_Link"><text:span text:style-name="T27">https://jira.aerticket-it.de/browse/PAC-608</text:span></text:a></text:p>
        </text:list-item>
        <text:list-item>
          <text:p text:style-name="P59"><text:a xlink:type="simple" xlink:href="https://jira.aerticket-it.de/browse/PAC-621" text:style-name="Internet_20_link" text:visited-style-name="Visited_20_Internet_20_Link"><text:span text:style-name="T27">https://jira.aerticket-it.de/browse/PAC-621</text:span></text:a></text:p>
        </text:list-item>
        <text:list-item>
          <text:p text:style-name="P59"><text:a xlink:type="simple" xlink:href="https://jira.aerticket-it.de/browse/PAC-611" text:style-name="Internet_20_link" text:visited-style-name="Visited_20_Internet_20_Link"><text:span text:style-name="T27">https://jira.aerticket-it.de/browse/PAC-611</text:span></text:a></text:p>
        </text:list-item>
        <text:list-item>
          <text:p text:style-name="P59"><text:a xlink:type="simple" xlink:href="https://jira.aerticket-it.de/browse/PAC-2322" text:style-name="Internet_20_link" text:visited-style-name="Visited_20_Internet_20_Link"><text:span text:style-name="T27">https://jira.aerticket-it.de/browse/PAC-2322</text:span></text:a><text:span text:style-name="T27"> – Iframe latest styles</text:span></text:p>
        </text:list-item>
      </text:list>
      <text:p text:style-name="P36"/>
      <text:list xml:id="list150815595656012" text:continue-list="list1498251640156711155" text:style-name="L7">
        <text:list-header>
          <text:p text:style-name="P38"><text:s text:c="2"/></text:p>
        </text:list-header>
      </text:list>
      <text:p text:style-name="P8"/>
      <text:p text:style-name="P8"><text:tab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4pt" fo:font-weight="bold" officeooo:rsid="0023e6a9" officeooo:paragraph-rsid="0023e6a9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yment<text:tab/><text:tab/>AERTiCK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3:07:19.405000000</meta:creation-date>
    <dc:date>2017-08-07T15:08:14.431000000</dc:date>
    <meta:editing-duration>PT18M23S</meta:editing-duration>
    <meta:editing-cycles>6</meta:editing-cycles>
    <meta:generator>LibreOffice/5.0.4.2$Windows_x86 LibreOffice_project/2b9802c1994aa0b7dc6079e128979269cf95bc78</meta:generator>
    <meta:document-statistic meta:table-count="0" meta:image-count="0" meta:object-count="0" meta:page-count="4" meta:paragraph-count="76" meta:word-count="909" meta:character-count="5559" meta:non-whitespace-character-count="4715"/>
  </office:meta>
</office:document-meta>
</file>